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9.379cm"/>
    </style:style>
    <style:style style:name="co5" style:family="table-column">
      <style:table-column-properties fo:break-before="auto" style:column-width="5.8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2" style:family="table-cell" style:parent-style-name="Default" style:data-style-name="N37">
      <style:table-cell-properties fo:background-color="#cc99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 style:data-style-name="N41"/>
    <style:style style:name="ce7" style:family="table-cell" style:parent-style-name="Default">
      <style:table-cell-properties fo:background-color="#cc99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>
            <text:p>Haftalar</text:p>
          </table:table-cell>
          <table:table-cell/>
          <table:table-cell table:style-name="ce3" office:value-type="string">
            <text:p>Yapılacak <text:s/>iş 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0">
            <text:p>20/02/17</text:p>
          </table:table-cell>
          <table:table-cell table:style-name="ce2" office:value-type="date" office:date-value="2017-02-27">
            <text:p>27/02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atlap exe.</text:p>
          </table:table-cell>
          <table:table-cell/>
          <table:table-cell table:style-name="ce4" office:value-type="string">
            <text:p>Pazartesi</text:p>
          </table:table-cell>
          <table:table-cell table:style-name="ce5" office:value-type="string">
            <text:p>DavutPaşa öğeden sonra ömer faruk hoca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>
            <text:p>İsmail Arı <text:s/>matlap videoları </text:p>
          </table:table-cell>
          <table:table-cell office:value-type="string">
            <text:p>http://ismailari.com/acik-ders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örüntü işleme döküman ve videoları</text:p>
          </table:table-cell>
          <table:table-cell table:number-columns-repeated="2"/>
          <table:table-cell table:style-name="ce6" office:value-type="time" office:time-value="PT09H00M00S">
            <text:p>09:00:00</text:p>
          </table:table-cell>
          <table:table-cell table:number-columns-repeated="2" table:style-name="ce6" office:value-type="time" office:time-value="PT05H30M00S">
            <text:p>05:30:00</text:p>
          </table:table-cell>
        </table:table-row>
        <table:table-row table:style-name="ro1">
          <table:table-cell table:style-name="ce2" office:value-type="date" office:date-value="2017-02-27">
            <text:p>27/02/17</text:p>
          </table:table-cell>
          <table:table-cell table:style-name="ce2" office:value-type="date" office:date-value="2017-03-13">
            <text:p>13/03/17</text:p>
          </table:table-cell>
          <table:table-cell table:number-columns-repeated="3"/>
          <table:table-cell table:style-name="ce7" office:value-type="string">
            <text:p>Pazar</text:p>
          </table:table-cell>
          <table:table-cell table:style-name="ce7" office:value-type="string">
            <text:p>Perşembe</text:p>
          </table:table-cell>
          <table:table-cell table:style-name="ce7" office:value-type="string">
            <text:p>Salı</text:p>
          </table:table-cell>
        </table:table-row>
        <table:table-row table:style-name="ro1">
          <table:table-cell table:number-columns-repeated="2"/>
          <table:table-cell office:value-type="string">
            <text:p>Matlap programlama dili / tutorial</text:p>
          </table:table-cell>
          <table:table-cell office:value-type="string">
            <text:p>http://ismailari.com/acik-ders/</text:p>
          </table:table-cell>
          <table:table-cell/>
          <table:table-cell office:value-type="string">
            <text:p>Davutpaşa</text:p>
          </table:table-cell>
          <table:table-cell office:value-type="string">
            <text:p>İpragaz</text:p>
          </table:table-cell>
          <table:table-cell office:value-type="string">
            <text:p>Beşiktaş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7-03-13">
            <text:p>13/03/17</text:p>
          </table:table-cell>
          <table:table-cell table:style-name="ce2" office:value-type="date" office:date-value="2017-03-27">
            <text:p>27/03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örüntü işleme tutorial</text:p>
          </table:table-cell>
          <table:table-cell table:number-columns-repeated="2"/>
          <table:table-cell office:value-type="string">
            <text:p>Davutpaşa</text:p>
          </table:table-cell>
          <table:table-cell office:value-type="string">
            <text:p>İpragaz</text:p>
          </table:table-cell>
          <table:table-cell office:value-type="string">
            <text:p>Beşiktaş</text:p>
          </table:table-cell>
        </table:table-row>
        <table:table-row table:style-name="ro1">
          <table:table-cell table:style-name="ce2" office:value-type="date" office:date-value="2017-03-28">
            <text:p>28/03/17</text:p>
          </table:table-cell>
          <table:table-cell table:style-name="ce2" office:value-type="date" office:date-value="2017-04-05">
            <text:p>05/04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. rapor</text:p>
          </table:table-cell>
          <table:table-cell table:number-columns-repeated="2"/>
          <table:table-cell office:value-type="string">
            <text:p>Davutpaş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7-04-05">
            <text:p>05/04/17</text:p>
          </table:table-cell>
          <table:table-cell table:style-name="ce2" office:value-type="date" office:date-value="2017-04-28">
            <text:p>28/04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tirme çalışmaları</text:p>
          </table:table-cell>
          <table:table-cell table:number-columns-repeated="2"/>
          <table:table-cell office:value-type="string">
            <text:p>Davutpaşa</text:p>
          </table:table-cell>
          <table:table-cell office:value-type="string">
            <text:p>İpragaz</text:p>
          </table:table-cell>
          <table:table-cell office:value-type="string">
            <text:p>Beşiktaş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7-04-28">
            <text:p>28/04/17</text:p>
          </table:table-cell>
          <table:table-cell table:style-name="ce2" office:value-type="date" office:date-value="2017-05-03">
            <text:p>03/05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2.rapor</text:p>
          </table:table-cell>
          <table:table-cell table:number-columns-repeated="2"/>
          <table:table-cell office:value-type="string">
            <text:p>Davutpaş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7-05-03">
            <text:p>03/05/17</text:p>
          </table:table-cell>
          <table:table-cell table:style-name="ce2" office:value-type="date" office:date-value="2017-05-25">
            <text:p>25/05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tirme çalışmaları</text:p>
          </table:table-cell>
          <table:table-cell table:number-columns-repeated="2"/>
          <table:table-cell office:value-type="string">
            <text:p>Davutpaşa</text:p>
          </table:table-cell>
          <table:table-cell office:value-type="string">
            <text:p>İpragaz</text:p>
          </table:table-cell>
          <table:table-cell office:value-type="string">
            <text:p>Beşiktaş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7-05-25">
            <text:p>25/05/17</text:p>
          </table:table-cell>
          <table:table-cell table:style-name="ce2" office:value-type="date" office:date-value="2017-06-05">
            <text:p>05/06/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3.kapaklı rapor</text:p>
          </table:table-cell>
          <table:table-cell table:number-columns-repeated="2"/>
          <table:table-cell office:value-type="string">
            <text:p>Davutpaşa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.02.2017</text:date>, <text:time>16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26S</meta:editing-duration>
    <meta:editing-cycles>15</meta:editing-cycles>
    <meta:generator>OpenOffice/4.1.2$Win32 OpenOffice.org_project/412m3$Build-9782</meta:generator>
    <dc:date>2017-02-17T16:29:05.96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